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style:font-name="Arial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font-name="Arial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Wody Jordanu</text:span><text:span text:style-name="T1"><text:line-break/></text:span><text:span text:style-name="T1">weselcie się, </text:span><text:span text:style-name="T1"><text:line-break/></text:span><text:span text:style-name="T1">nasz Zbawiciel przychodzi,</text:span><text:span text:style-name="T1"><text:line-break/></text:span><text:span text:style-name="T1">Woda Życia,</text:span><text:span text:style-name="T1"><text:line-break/></text:span><text:span text:style-name="T1">zdrój na pusty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1T13:39:14.719000000</dc:date>
    <meta:editing-duration>PT2M17S</meta:editing-duration>
    <meta:editing-cycles>5</meta:editing-cycles>
    <meta:generator>LibreOffice/4.1.2.3$Windows_x86 LibreOffice_project/40b2d7fde7e8d2d7bc5a449dc65df4d08a7dd38</meta:generator>
    <meta:document-statistic meta:object-count="24"/>
  </office:meta>
</office:document-meta>
</file>